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-color="#eeeeee" draw:textarea-horizontal-align="justify" draw:textarea-vertical-align="middle" draw:auto-grow-height="false" fo:min-height="2.627cm" fo:min-width="8.396cm" fo:padding-top="0.177cm" fo:padding-bottom="0.177cm" fo:padding-left="0.302cm" fo:padding-right="0.302cm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0.75cm" fo:min-width="8cm"/>
    </style:style>
    <style:style style:name="gr3" style:family="graphic" style:parent-style-name="standard">
      <style:graphic-properties draw:fill-color="#ff860d" draw:textarea-horizontal-align="justify" draw:textarea-vertical-align="middle" draw:auto-grow-height="false" fo:min-height="0.75cm" fo:min-width="8cm"/>
    </style:style>
    <style:style style:name="gr4" style:family="graphic" style:parent-style-name="objectwithoutfill">
      <style:graphic-properties svg:stroke-width="0.081cm" svg:stroke-color="#3faf46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.769cm" fo:min-width="8cm"/>
    </style:style>
    <style:style style:name="gr6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5.646cm" fo:min-width="8.396cm" fo:padding-top="0.177cm" fo:padding-bottom="0.177cm" fo:padding-left="0.302cm" fo:padding-right="0.302cm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6.501cm"/>
    </style:style>
    <style:style style:name="gr8" style:family="graphic" style:parent-style-name="objectwithoutfill">
      <style:graphic-properties svg:stroke-width="0.081cm" svg:stroke-color="#ffb66c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fill-color="#ff3838" draw:textarea-horizontal-align="justify" draw:textarea-vertical-align="middle" draw:auto-grow-height="false" fo:min-height="2.048cm" fo:min-width="1.798cm" fo:wrap-option="wrap"/>
    </style:style>
    <style:style style:name="gr10" style:family="graphic" style:parent-style-name="objectwithoutfill">
      <style:graphic-properties svg:stroke-width="0.106cm" svg:stroke-color="#ffb66c" draw:marker-start-width="0.358cm" draw:marker-end="Arrowheads_20_5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fill-color="#5983b0" draw:textarea-horizontal-align="justify" draw:textarea-vertical-align="middle" draw:auto-grow-height="false" fo:min-height="0.75cm" fo:min-width="8cm"/>
    </style:style>
    <style:style style:name="gr12" style:family="graphic" style:parent-style-name="standard">
      <style:graphic-properties draw:textarea-horizontal-align="justify" draw:textarea-vertical-align="middle" draw:auto-grow-height="false" fo:min-height="1.751cm" fo:min-width="1.501cm"/>
    </style:style>
    <style:style style:name="gr13" style:family="graphic" style:parent-style-name="objectwithoutfill">
      <style:graphic-properties svg:stroke-width="0.081cm" svg:stroke-color="#5983b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5" style:family="graphic" style:parent-style-name="standard">
      <style:graphic-properties draw:fill-color="#5983b0" draw:textarea-horizontal-align="justify" draw:textarea-vertical-align="middle" draw:auto-grow-height="false" fo:min-height="0.75cm" fo:min-width="8.5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0.75cm" fo:min-width="8.5cm"/>
    </style:style>
    <style:style style:name="gr17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5.646cm" fo:min-width="6.396cm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081cm" svg:stroke-color="#ff860d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3faf46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2.751cm" fo:min-width="0.5cm"/>
    </style:style>
    <style:style style:name="gr21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.75cm" fo:min-width="8cm"/>
    </style:style>
    <style:style style:name="gr24" style:family="graphic" style:parent-style-name="objectwithoutfill">
      <style:graphic-properties svg:stroke-width="0.081cm" svg:stroke-color="#ff000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 style:list-style-name="L1">
      <style:graphic-properties draw:fill-color="#3faf46" draw:textarea-horizontal-align="justify" draw:textarea-vertical-align="middle" draw:auto-grow-height="false" fo:min-height="0.75cm" fo:min-width="8cm"/>
    </style:style>
    <style:style style:name="gr26" style:family="graphic" style:parent-style-name="standard" style:list-style-name="L1">
      <style:graphic-properties draw:fill-color="#3faf46" draw:textarea-horizontal-align="justify" draw:textarea-vertical-align="middle" draw:auto-grow-height="false" fo:min-height="0.75cm" fo:min-width="8cm"/>
    </style:style>
    <style:style style:name="gr27" style:family="graphic" style:parent-style-name="standard">
      <style:graphic-properties draw:fill-color="#ff3838" draw:textarea-horizontal-align="justify" draw:textarea-vertical-align="middle" draw:auto-grow-height="false" fo:min-height="0.458cm" fo:min-width="0.208cm" fo:wrap-option="wrap"/>
    </style:style>
    <style:style style:name="gr28" style:family="graphic" style:parent-style-name="standard" style:list-style-name="L1">
      <style:graphic-properties draw:fill-color="#3faf46" draw:textarea-horizontal-align="justify" draw:textarea-vertical-align="middle" draw:auto-grow-height="false" fo:min-height="0.75cm" fo:min-width="8cm"/>
    </style:style>
    <style:style style:name="gr29" style:family="graphic" style:parent-style-name="standard">
      <style:graphic-properties svg:stroke-width="0.106cm" draw:marker-start-width="0.358cm" draw:marker-end-width="0.358cm" draw:fill-color="#ff99cc" draw:textarea-horizontal-align="justify" draw:textarea-vertical-align="middle" draw:auto-grow-height="false" fo:min-height="5.646cm" fo:min-width="6.396cm" fo:padding-top="0.177cm" fo:padding-bottom="0.177cm" fo:padding-left="0.302cm" fo:padding-right="0.30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fo:font-size="9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ffffff" fo:font-size="9pt" fo:font-weight="bold"/>
    </style:style>
    <style:style style:name="P4" style:family="paragraph">
      <style:paragraph-properties fo:text-align="center" style:writing-mode="lr-tb"/>
      <style:text-properties fo:color="#000000" fo:font-size="9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start" style:writing-mode="lr-tb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  <style:text-properties fo:color="#355269" fo:font-size="9pt" fo:font-weight="bold"/>
    </style:style>
    <style:style style:name="P10" style:family="paragraph">
      <style:paragraph-properties fo:text-align="start" style:writing-mode="lr-tb"/>
      <style:text-properties fo:color="#ffffff" fo:font-size="8pt" fo:font-weight="bold" style:font-size-asian="8pt" style:font-size-complex="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8pt" fo:font-weight="bold" style:font-size-asian="8pt" style:font-size-complex="8pt"/>
    </style:style>
    <style:style style:name="T1" style:family="text">
      <style:text-properties fo:color="#000000" fo:font-size="9pt" fo:font-weight="bold" style:font-weight-asian="bold" style:font-weight-complex="bold" loext:opacity="100%"/>
    </style:style>
    <style:style style:name="T2" style:family="text">
      <style:text-properties fo:color="#ffffff" fo:font-size="9pt" fo:font-weight="bold" loext:opacity="100%"/>
    </style:style>
    <style:style style:name="T3" style:family="text">
      <style:text-properties fo:color="#000000" fo:font-size="9pt" fo:font-weight="bold" loext:opacity="100%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 loext:opacity="100%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355269" fo:font-size="9pt" fo:font-weight="bold" loext:opacity="100%"/>
    </style:style>
    <style:style style:name="T7" style:family="text">
      <style:text-properties fo:color="#ffffff" fo:font-size="8pt" fo:font-weight="bold" style:font-size-asian="8pt" style:font-size-complex="8pt" loext:opacity="100%"/>
    </style:style>
    <style:style style:name="T8" style:family="text">
      <style:text-properties fo:color="#ffffff" fo:font-size="8pt" fo:font-weight="bold" style:font-size-asian="8pt" style:font-size-complex="8pt"/>
    </style:style>
    <style:style style:name="T9" style:family="text">
      <style:text-properties fo:color="#000000" fo:font-size="9pt" fo:font-weight="bold"/>
    </style:style>
    <style:style style:name="T10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000000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cm" svg:height="2.981cm" svg:x="13cm" svg:y="32.019cm">
          <text:p text:style-name="P1"><text:span text:style-name="T1">Щоб домогтись влаштування освітлення, потрібно, перш за все, повідомити владу про наявну проблему. До кого звертатимешся в першу чергу?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8.5cm" svg:height="1cm" svg:x="13cm" svg:y="36cm">
          <text:p text:style-name="P1"><text:span text:style-name="T2">На гарячу лінію міста Львова 15-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8.5cm" svg:height="1cm" svg:x="13cm" svg:y="35cm">
          <text:p text:style-name="P1"><text:span text:style-name="T3">На гарячу лінію ПрАТ "Львівобленерго" <text:s/>0-800-30-15-68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s" svg:x1="10cm" svg:y1="31cm" svg:x2="13cm" svg:y2="33.509cm" draw:start-shape="id1" draw:start-glue-point="7" draw:end-shape="id2" draw:end-glue-point="5" svg:d="M10000 31000h502l1945 2509h553">
          <text:p/>
        </draw:connector>
        <draw:custom-shape draw:style-name="gr1" draw:text-style-name="P6" draw:layer="layout" svg:width="9cm" svg:height="2.981cm" svg:x="1cm" svg:y="27cm">
          <text:p text:style-name="P1"><text:span text:style-name="T4">Ваш сквер - найкраще місце для споглядання нічного неба, тут буває так темно, що можна побачити Starlinkи. Зорі зорями, а ходити тут сташно - і цвинтар поруч, і собаки з-за парканів гавкають. Колись вздовж алеї були ліхтарі, але вже ніхто <text:s/>і не пригадає коли то бул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8.5cm" svg:height="1.019cm" svg:x="1cm" svg:y="29.981cm">
          <text:p text:style-name="P1"><text:span text:style-name="T3">Не хочу тут освітлення, люблю зоряне неб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8.5cm" svg:height="1cm" svg:x="1cm" svg:y="31cm">
          <text:p text:style-name="P1"><text:span text:style-name="T2">На зорі подивлюсь в Карпатах, а тут спробую домогтись освітле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6" xml:id="id7" draw:id="id7" draw:layer="layout" svg:width="9cm" svg:height="6cm" svg:x="27cm" svg:y="33.5cm">
          <text:p text:style-name="P1"><text:span text:style-name="T4">“</text:span><text:span text:style-name="T4">Вітаю, Ви зареєстрували звернення на Гарячій лінії міста Львова 1580 — міській диспетчерській службі, де кожен мешканець може отримати потрібну консультацію та подати звернення. Нагадаю, що звернення на Гарячу лінію можна залишати в телефонному режимі, через мобільний додаток або через фесбук-сторінку. </text:span></text:p>
          <text:p text:style-name="P1"><text:span text:style-name="T4"/></text:p>
          <text:p text:style-name="P1"><text:span text:style-name="T4">Передаю звернення на виконання, Вам обов'язково зателефонує виконавець та повідомить про результат розгляду звернення” - повідомив диспетчер гарячої лінії Львова 15-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3" draw:id="id3" draw:layer="layout" svg:width="7cm" svg:height="4cm" svg:x="16cm" svg:y="2cm">
          <text:p text:style-name="P7"><text:span text:style-name="T5">[0]</text:span><text:span text:style-name="T5"><text:line-break/></text:span><text:span text:style-name="T5">Ти - безстрашна людина та </text:span></text:p>
          <text:p text:style-name="P7"><text:span text:style-name="T5">невимовний романтик. </text:span></text:p>
          <text:p text:style-name="P7"><text:span text:style-name="T5">Однак, будь обережним! Україна </text:span></text:p>
          <text:p text:style-name="P7"><text:span text:style-name="T5">станом на 2021 рік займає 3 у</text:span></text:p>
          <text:p text:style-name="P7"><text:span text:style-name="T5"><text:s/></text:span><text:span text:style-name="T5">Європі та 54 місце у світі (зі 135) </text:span></text:p>
          <text:p text:style-name="P7"><text:span text:style-name="T5">за рівнем злочинності, а в освітлених </text:span></text:p>
          <text:p text:style-name="P7"><text:span text:style-name="T5">місцях злочинів трапляється менше.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8" draw:text-style-name="P5" draw:layer="layout" draw:type="lines" svg:x1="10cm" svg:y1="31cm" svg:x2="16cm" svg:y2="4cm" draw:start-shape="id1" draw:start-glue-point="7" draw:end-shape="id3" draw:end-glue-point="3" svg:d="M10000 31000h502l4997-27000h501">
          <text:p/>
        </draw:connector>
        <draw:custom-shape draw:style-name="gr9" draw:text-style-name="P5" xml:id="id4" draw:id="id4" draw:layer="layout" svg:width="3.25cm" svg:height="3.25cm" svg:x="96.5cm" svg:y="2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lines" draw:line-skew="0cm -23.574cm" svg:x1="23cm" svg:y1="4cm" svg:x2="98.125cm" svg:y2="28.25cm" draw:start-shape="id3" draw:start-glue-point="1" draw:end-shape="id4" draw:end-glue-point="4" svg:d="M23000 4000h502l74623 175v24075">
          <text:p/>
        </draw:connector>
        <draw:custom-shape draw:style-name="gr11" draw:text-style-name="P3" draw:layer="layout" svg:width="8.5cm" svg:height="1cm" svg:x="13cm" svg:y="37cm">
          <text:p text:style-name="P1"><text:span text:style-name="T2">На урядову гарячу лінію 15-4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8" xml:id="id6" draw:id="id6" draw:layer="layout" svg:width="2cm" svg:height="2cm" svg:x="24cm" svg:y="35.5cm">
          <text:p text:style-name="P7"><text:span text:style-name="T5">1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type="lines" svg:x1="22cm" svg:y1="36.5cm" svg:x2="24cm" svg:y2="36.5cm" draw:start-shape="id5" draw:start-glue-point="7" draw:end-shape="id6" draw:end-glue-point="3" svg:d="M22000 36500h502 997 501">
          <text:p/>
        </draw:connector>
        <draw:connector draw:style-name="gr4" draw:text-style-name="P5" draw:layer="layout" draw:type="lines" svg:x1="26cm" svg:y1="36.5cm" svg:x2="27cm" svg:y2="36.5cm" draw:start-shape="id6" draw:start-glue-point="1" draw:end-shape="id7" draw:end-glue-point="5" svg:d="M26000 36500h502-55 553">
          <text:p/>
        </draw:connector>
        <draw:custom-shape draw:style-name="gr6" draw:text-style-name="P6" xml:id="id9" draw:id="id9" draw:layer="layout" svg:width="9cm" svg:height="6cm" svg:x="27cm" svg:y="26cm">
          <text:p text:style-name="P1"><text:span text:style-name="T4">“</text:span><text:span text:style-name="T4">Львівобленерго - приватне акціонерне товариство, що надає послуги з розподілу електричної енергії споживачам міста Львова та області, воно забезпечує електроенергією близько мільйона споживачів. </text:span><text:span text:style-name="T4"><text:line-break/></text:span><text:span text:style-name="T4"><text:line-break/></text:span><text:span text:style-name="T4">Питання, що стосуються зовнішнього освітлення вулиць належать до компетенції ЛКП “Львівсвітло”, яке підпорядковується Львівській міській раді, тому рекомендуємо подати своє звернення на Гарячу лінію міста Львова 15-80”, - на твій дзвінок відповів диспетчер “Львіобленерго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6" xml:id="id11" draw:id="id11" draw:layer="layout" svg:width="9cm" svg:height="6cm" svg:x="27cm" svg:y="41cm">
          <text:p text:style-name="P1"><text:span text:style-name="T4">“</text:span><text:span text:style-name="T4">Вітаю, Ви зареєстрували звернення на Урядовій гарячій лінії. Передаємо Ваше звернення на виконання Львівській міській раді, оскільки саме до компетенції міської ради належить облаштування зовнішнього освітлення міста. </text:span><text:span text:style-name="T4"><text:line-break/></text:span><text:span text:style-name="T4"><text:line-break/></text:span><text:span text:style-name="T4">Урядова гаряча лінія - механізм для взаємодії Уряду з громадянами, що дозволяє оперативно вирішувати проблемні питання, які порушуються у зверненнях громадян. </text:span><text:span text:style-name="T4"><text:line-break/></text:span><text:span text:style-name="T4">Письмова відповідь на подане Вами звернення надійде поштою” - повідомив диспетчер гарячої урядової лінії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s" svg:x1="22cm" svg:y1="36.5cm" svg:x2="24cm" svg:y2="29cm" draw:start-shape="id5" draw:start-glue-point="7" draw:end-shape="id8" draw:end-glue-point="3" svg:d="M22000 36500h502l997-7500h501">
          <text:p/>
        </draw:connector>
        <draw:custom-shape draw:style-name="gr12" draw:text-style-name="P8" xml:id="id8" draw:id="id8" draw:layer="layout" svg:width="2cm" svg:height="2cm" svg:x="24cm" svg:y="28cm">
          <text:p text:style-name="P7"><text:span text:style-name="T5">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10" draw:id="id10" draw:layer="layout" svg:width="2cm" svg:height="2cm" svg:x="24cm" svg:y="43cm">
          <text:p text:style-name="P7"><text:span text:style-name="T5">5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8" draw:text-style-name="P5" draw:layer="layout" draw:type="lines" svg:x1="26cm" svg:y1="29cm" svg:x2="27cm" svg:y2="29cm" draw:start-shape="id8" draw:start-glue-point="1" draw:end-shape="id9" draw:end-glue-point="5" svg:d="M26000 29000h502-55 553">
          <text:p/>
        </draw:connector>
        <draw:connector draw:style-name="gr13" draw:text-style-name="P5" draw:layer="layout" draw:type="lines" svg:x1="22cm" svg:y1="36.5cm" svg:x2="24cm" svg:y2="44cm" draw:start-shape="id5" draw:start-glue-point="7" draw:end-shape="id10" draw:end-glue-point="3" svg:d="M22000 36500h502l997 7500h501">
          <text:p/>
        </draw:connector>
        <draw:connector draw:style-name="gr13" draw:text-style-name="P5" draw:layer="layout" draw:type="lines" svg:x1="26cm" svg:y1="44cm" svg:x2="27cm" svg:y2="44cm" draw:start-shape="id10" draw:start-glue-point="1" draw:end-shape="id11" draw:end-glue-point="5" svg:d="M26000 44000h502-55 553">
          <text:p/>
        </draw:connector>
        <draw:connector draw:style-name="gr8" draw:text-style-name="P5" draw:layer="layout" draw:type="lines" svg:x1="36cm" svg:y1="29cm" svg:x2="38cm" svg:y2="35.756cm" draw:start-shape="id9" draw:start-glue-point="7" draw:end-shape="id12" draw:end-glue-point="5" svg:d="M36000 29000h554l893 6756h553">
          <text:p/>
        </draw:connector>
        <draw:custom-shape draw:style-name="gr1" draw:text-style-name="P2" xml:id="id12" draw:id="id12" draw:layer="layout" svg:width="9cm" svg:height="4.511cm" svg:x="38cm" svg:y="33.5cm">
          <text:p text:style-name="P1"><text:span text:style-name="T1">На Твоє звернення на гарячу лінію прийшла відповідь: "Шановний мешканцю, у бюджеті на поточний рік не передбачено коштів на встановлення у зазначеному Вами сквері ліхтарів зовнішнього освітлення." <text:s/></text:span><text:span text:style-name="T1"><text:line-break/></text:span><text:span text:style-name="T1"><text:line-break/></text:span><text:span text:style-name="T1">Та Ти не засмучуйся, можна спробувати використати інші доступні інструменти місцевої демократії та спробувати домогтись закладення коштів у наступному бюджетному році: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s" svg:x1="36cm" svg:y1="36.5cm" svg:x2="38cm" svg:y2="35.756cm" draw:start-shape="id7" draw:start-glue-point="7" draw:end-shape="id12" draw:end-glue-point="5" svg:d="M36000 36500h554l893-744h553">
          <text:p/>
        </draw:connector>
        <draw:connector draw:style-name="gr13" draw:text-style-name="P5" draw:layer="layout" draw:type="lines" svg:x1="36cm" svg:y1="44cm" svg:x2="38cm" svg:y2="35.756cm" draw:start-shape="id11" draw:start-glue-point="7" draw:end-shape="id12" draw:end-glue-point="5" svg:d="M36000 44000h554l893-8244h553">
          <text:p/>
        </draw:connector>
        <draw:custom-shape draw:style-name="gr14" draw:text-style-name="P5" xml:id="id1" draw:id="id1" draw:layer="layout" svg:width="1cm" svg:height="1cm" svg:x="9cm" svg:y="3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5" xml:id="id5" draw:id="id5" draw:layer="layout" svg:width="1cm" svg:height="1cm" svg:x="21cm" svg:y="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3" xml:id="id13" draw:id="id13" draw:layer="layout" svg:width="9cm" svg:height="1cm" svg:x="38cm" svg:y="38.011cm">
          <text:p text:style-name="P1"><text:span text:style-name="T2">Підготувати колективне звернення до Львівського міського голов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9" xml:id="id15" draw:id="id15" draw:layer="layout" svg:width="9cm" svg:height="1cm" svg:x="38cm" svg:y="39.011cm">
          <text:p text:style-name="P1"><text:span text:style-name="T6">Записатись на особистий прийом посадових осіб управління інженерного господарств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3" xml:id="id17" draw:id="id17" draw:layer="layout" svg:width="9cm" svg:height="1cm" svg:x="38cm" svg:y="40.011cm">
          <text:p text:style-name="P1"><text:span text:style-name="T2">Запросити депутатів на зустріч з мешканцями мікрорайон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9" xml:id="id19" draw:id="id19" draw:layer="layout" svg:width="9cm" svg:height="1cm" svg:x="38cm" svg:y="41.011cm">
          <text:p text:style-name="P1"><text:span text:style-name="T6">Прийти на прийом до керівника ЛКП (ЖЕКу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6" xml:id="id14" draw:id="id14" draw:layer="layout" svg:width="7cm" svg:height="6cm" svg:x="51cm" svg:y="17.011cm">
          <text:p text:style-name="P1"><text:span text:style-name="T4">Звернення — викладена в письмовій або усній формі заява (клопотання), пропозиція або скарга громадян до органів влади. </text:span></text:p>
          <text:p text:style-name="P1"><text:span text:style-name="T4"/></text:p>
          <text:p text:style-name="P1"><text:span text:style-name="T4">Звернення громадян можна подавати через Центр надання адміністративних послуг, поштою, через офіційний сайт громади або під час особистого прийому посадової особи.</text:span></text:p>
          <text:p text:style-name="P1"><text:span text:style-name="T4"/></text:p>
          <text:p text:style-name="P1"><text:span text:style-name="T4">Колективними вважаються звернення, під текстом яких підписалось декілька осіб. Письмове звернення, з тексту якого не можливо встановити авторство, визнається анонімним та розгляду не підлягає. 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6" xml:id="id16" draw:id="id16" draw:layer="layout" svg:width="7cm" svg:height="6cm" svg:x="51cm" svg:y="24.75cm">
          <text:p text:style-name="P1"><text:span text:style-name="T4">Усі посадові особи органів влади зобов'язані проводити особистий прийом громадян.</text:span></text:p>
          <text:p text:style-name="P1"><text:span text:style-name="T4"/></text:p>
          <text:p text:style-name="P1"><text:span text:style-name="T4">Прийом проводиться регулярно у встановлені дні та години. </text:span></text:p>
          <text:p text:style-name="P1"><text:span text:style-name="T4"/></text:p>
          <text:p text:style-name="P1"><text:span text:style-name="T4">Звернення громадян на особистому прийомі реєструються. Якщо вирішити порушені в усному зверненні питання безпосередньо на особистому прийомі неможливо, воно розглядається у тому ж порядку, що й письмове звернення. Про результати розгляду громадянину повідомляється письмово або усно.</text:span></text:p>
          <text:p text:style-name="P1"><text:span text:style-name="T4"/></text:p>
          <text:p text:style-name="P1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draw:type="lines" svg:x1="47cm" svg:y1="38.511cm" svg:x2="51cm" svg:y2="20.011cm" draw:start-shape="id13" draw:start-glue-point="7" draw:end-shape="id14" draw:end-glue-point="5" svg:d="M47000 38511h502l2945-18500h553">
          <text:p/>
        </draw:connector>
        <draw:connector draw:style-name="gr13" draw:text-style-name="P5" draw:layer="layout" draw:type="lines" svg:x1="47cm" svg:y1="39.511cm" svg:x2="51cm" svg:y2="27.75cm" draw:start-shape="id15" draw:start-glue-point="7" draw:end-shape="id16" draw:end-glue-point="5" svg:d="M47000 39511h502l2945-11761h553">
          <text:p/>
        </draw:connector>
        <draw:custom-shape draw:style-name="gr17" draw:text-style-name="P6" xml:id="id18" draw:id="id18" draw:layer="layout" svg:width="7cm" svg:height="6cm" svg:x="51cm" svg:y="36.5cm">
          <text:p text:style-name="P1"><text:span text:style-name="T4">Депутати місцевої ради - <text:s/>представники громади на певній території, вони в межах своїх повноважень допомагають мешканцям вирішувати місцеві проблеми. Контакти депутатів можна знайти на сайті депутатів Львівської міської ради, та попередньо проговоривши - запросити на зустріч з виборцями. 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draw:type="lines" svg:x1="47cm" svg:y1="40.511cm" svg:x2="51cm" svg:y2="39.5cm" draw:start-shape="id17" draw:start-glue-point="7" draw:end-shape="id18" draw:end-glue-point="5" svg:d="M47000 40511h502l2945-1011h553">
          <text:p/>
        </draw:connector>
        <draw:custom-shape draw:style-name="gr17" draw:text-style-name="P6" xml:id="id20" draw:id="id20" draw:layer="layout" svg:width="7cm" svg:height="3cm" svg:x="51cm" svg:y="46.5cm">
          <text:p text:style-name="P1"><text:span text:style-name="T4">До повноважень ЛКП (ЖЕКів) належить: </text:span></text:p>
          <text:p text:style-name="P1"><text:span text:style-name="T4">- задоволення потреб населення у забезпеченні сервісного обслуговування, ремонтно-будівельних робіт, утримання житлового фонду та прибудинкових територій в належному санітарно-технічному стані</text:span></text:p>
          <text:p text:style-name="P1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draw:type="lines" svg:x1="47cm" svg:y1="41.511cm" svg:x2="51cm" svg:y2="48cm" draw:start-shape="id19" draw:start-glue-point="7" draw:end-shape="id20" draw:end-glue-point="5" svg:d="M47000 41511h502l2945 6489h553">
          <text:p/>
        </draw:connector>
        <draw:custom-shape draw:style-name="gr1" draw:text-style-name="P6" xml:id="id21" draw:id="id21" draw:layer="layout" svg:width="9cm" svg:height="2.981cm" svg:x="60cm" svg:y="12.25cm">
          <text:p text:style-name="P1"><text:span text:style-name="T4">Підготувати колективне звернення до Львівського міського голов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0" draw:layer="layout" svg:width="8.5cm" svg:height="1.019cm" svg:x="60cm" svg:y="16.25cm">
          <text:p text:style-name="P7"><text:span text:style-name="T7">Пишу в фейсбуці пост, тегаю друзів, мера і Гарячу лінію міста, буде розглос і нас почують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0" draw:layer="layout" svg:width="8.5cm" svg:height="1cm" svg:x="60cm" svg:y="15.25cm">
          <text:p text:style-name="P7"><text:span text:style-name="T8">Пишу листа, де викладаю суть проблеми, вказую свої контакні дані, прошу підписати друзів і відправляю поштою в міську рад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5" draw:layer="layout" draw:type="lines" svg:x1="58cm" svg:y1="20.011cm" svg:x2="60cm" svg:y2="13.74cm" draw:start-shape="id14" draw:start-glue-point="7" draw:end-shape="id21" draw:end-glue-point="5" svg:d="M58000 20011h554l893-6271h553">
          <text:p/>
        </draw:connector>
        <draw:connector draw:style-name="gr18" draw:text-style-name="P5" draw:layer="layout" draw:type="lines" svg:x1="69cm" svg:y1="16.75cm" svg:x2="70cm" svg:y2="13.125cm" draw:start-shape="id22" draw:start-glue-point="7" draw:end-shape="id23" svg:d="M69000 16750h502l-55-3625h553">
          <text:p/>
        </draw:connector>
        <draw:connector draw:style-name="gr19" draw:text-style-name="P5" draw:layer="layout" draw:type="lines" svg:x1="69cm" svg:y1="16.75cm" svg:x2="70cm" svg:y2="9cm" draw:start-shape="id22" draw:start-glue-point="7" draw:end-shape="id24" draw:end-glue-point="5" svg:d="M69000 16750h502l-55-7750h553">
          <text:p/>
        </draw:connector>
        <draw:custom-shape draw:style-name="gr20" draw:text-style-name="P5" xml:id="id25" draw:id="id25" draw:layer="layout" svg:width="1.5cm" svg:height="3cm" svg:x="95.5cm" svg:y="37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21" draw:text-style-name="P5" xml:id="id26" draw:id="id26" draw:layer="layout" svg:x1="97cm" svg:y1="38.5cm" svg:x2="42.134cm" svg:y2="5.093cm" draw:start-shape="id25" draw:start-glue-point="1" svg:d="M97000 38500h502v-33407h-55368">
          <text:p/>
        </draw:connector>
        <draw:connector draw:style-name="gr22" draw:text-style-name="P5" draw:layer="layout" draw:type="line" svg:x1="42.134cm" svg:y1="5.093cm" svg:x2="42.5cm" svg:y2="33.5cm" draw:start-shape="id26" draw:start-glue-point="3" draw:end-shape="id12" draw:end-glue-point="4" svg:d="M42134 5093l366 28407">
          <text:p/>
        </draw:connector>
        <draw:connector draw:style-name="gr19" draw:text-style-name="P5" draw:layer="layout" draw:type="lines" svg:x1="87cm" svg:y1="9cm" svg:x2="95.5cm" svg:y2="38.5cm" draw:start-shape="id27" draw:start-glue-point="1" draw:end-shape="id25" draw:end-glue-point="3" svg:d="M87000 9000h502l7497 29500h501">
          <text:p/>
        </draw:connector>
        <draw:connector draw:style-name="gr18" draw:text-style-name="P5" draw:layer="layout" draw:type="lines" svg:x1="87cm" svg:y1="13.25cm" svg:x2="95.5cm" svg:y2="38.5cm" draw:start-shape="id28" draw:start-glue-point="1" draw:end-shape="id25" draw:end-glue-point="3" svg:d="M87000 13250h502l7497 25250h501">
          <text:p/>
        </draw:connector>
        <draw:custom-shape draw:style-name="gr23" draw:text-style-name="P3" draw:layer="layout" svg:width="8.5cm" svg:height="1cm" svg:x="60cm" svg:y="17.25cm">
          <text:p text:style-name="P11"><text:span text:style-name="T7">До повноважень міського голови не відноситься зовнішнє освітлення вулиць, шукатиму інші варіан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s" svg:x1="69cm" svg:y1="16.75cm" svg:x2="70cm" svg:y2="17.25cm" draw:start-shape="id22" draw:start-glue-point="7" draw:end-shape="id29" svg:d="M69000 16750h502l-55 500h553">
          <text:p/>
        </draw:connector>
        <draw:custom-shape draw:style-name="gr14" draw:text-style-name="P5" xml:id="id22" draw:id="id22" draw:layer="layout" svg:width="1cm" svg:height="1cm" svg:x="68cm" svg:y="16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5" draw:layer="layout" draw:type="lines" svg:x1="87cm" svg:y1="17.274cm" svg:x2="95.5cm" svg:y2="38.5cm" draw:start-shape="id30" draw:start-glue-point="1" draw:end-shape="id25" draw:end-glue-point="3" svg:d="M87000 17274h502l7497 21226h501">
          <text:p/>
        </draw:connector>
        <draw:custom-shape draw:style-name="gr1" draw:text-style-name="P6" xml:id="id38" draw:id="id38" draw:layer="layout" svg:width="9cm" svg:height="2.981cm" svg:x="60cm" svg:y="23cm">
          <text:p text:style-name="P1"><text:span text:style-name="T4">Записатись на особистий прийом посадових осіб управління інженерного господарств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8.5cm" svg:height="1.019cm" svg:x="60cm" svg:y="27cm">
          <text:p text:style-name="P7"><text:span text:style-name="T8">Запишусь на прийом громадян через Гарячу лінію міста</text:span><text:span text:style-name="T9"> </text:span><text:span text:style-name="T10"><text:s/>15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2" draw:layer="layout" svg:width="8.5cm" svg:height="1cm" svg:x="60cm" svg:y="26cm">
          <text:p text:style-name="P11"><text:span text:style-name="T8">Зателефоную у приймальню управління інжереного господарства та запишусь на черговий прийом громадян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5" draw:layer="layout" draw:type="lines" draw:line-skew="-0.252cm 0.053cm" svg:x1="69cm" svg:y1="27.5cm" svg:x2="70cm" svg:y2="28.5cm" draw:start-shape="id31" draw:start-glue-point="7" draw:end-shape="id32" svg:d="M69000 27500h250l250 1000h500">
          <text:p/>
        </draw:connector>
        <draw:connector draw:style-name="gr19" draw:text-style-name="P5" draw:layer="layout" draw:type="lines" draw:line-skew="-0.252cm" svg:x1="69cm" svg:y1="27.5cm" svg:x2="70cm" svg:y2="23.75cm" draw:start-shape="id31" draw:start-glue-point="7" draw:end-shape="id33" draw:end-glue-point="5" svg:d="M69000 27500h250l197-3750h553">
          <text:p/>
        </draw:connector>
        <draw:custom-shape draw:style-name="gr23" draw:text-style-name="P10" draw:layer="layout" svg:width="8.5cm" svg:height="1cm" svg:x="60cm" svg:y="28cm">
          <text:p text:style-name="P7"><text:span text:style-name="T7">Посадові особи управління інженерного господарства не проводять прийом громадян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s" draw:line-skew="-0.252cm" svg:x1="69cm" svg:y1="27.5cm" svg:x2="70cm" svg:y2="32.25cm" draw:start-shape="id31" draw:start-glue-point="7" draw:end-shape="id34" draw:end-glue-point="5" svg:d="M69000 27500h250l197 4750h553">
          <text:p/>
        </draw:connector>
        <draw:custom-shape draw:style-name="gr14" draw:text-style-name="P5" xml:id="id31" draw:id="id31" draw:layer="layout" svg:width="1cm" svg:height="1cm" svg:x="68cm" svg:y="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lines" svg:x1="87cm" svg:y1="22.75cm" svg:x2="95.5cm" svg:y2="38.5cm" draw:start-shape="id35" draw:start-glue-point="1" draw:end-shape="id25" draw:end-glue-point="3" svg:d="M87000 22750h502l7497 15750h501">
          <text:p/>
        </draw:connector>
        <draw:connector draw:style-name="gr18" draw:text-style-name="P5" draw:layer="layout" draw:type="lines" svg:x1="87cm" svg:y1="27.5cm" svg:x2="95.5cm" svg:y2="38.5cm" draw:start-shape="id36" draw:start-glue-point="1" draw:end-shape="id25" draw:end-glue-point="3" svg:d="M87000 27500h502l7497 11000h501">
          <text:p/>
        </draw:connector>
        <draw:connector draw:style-name="gr24" draw:text-style-name="P5" draw:layer="layout" draw:type="lines" svg:x1="87cm" svg:y1="31.125cm" svg:x2="95.5cm" svg:y2="38.5cm" draw:start-shape="id37" draw:start-glue-point="1" draw:end-shape="id25" draw:end-glue-point="3" svg:d="M87000 31125h502l7497 7375h501">
          <text:p/>
        </draw:connector>
        <draw:connector draw:style-name="gr13" draw:text-style-name="P5" draw:layer="layout" draw:type="lines" svg:x1="58cm" svg:y1="27.75cm" svg:x2="60cm" svg:y2="24.49cm" draw:start-shape="id16" draw:start-glue-point="7" draw:end-shape="id38" draw:end-glue-point="5" svg:d="M58000 27750h554l893-3260h553">
          <text:p/>
        </draw:connector>
        <draw:custom-shape draw:style-name="gr1" draw:text-style-name="P6" xml:id="id49" draw:id="id49" draw:layer="layout" svg:width="9cm" svg:height="2.981cm" svg:x="60cm" svg:y="37cm">
          <text:p text:style-name="P1"><text:span text:style-name="T4">Запросити депутатів на зустріч з мешканцям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0" draw:layer="layout" svg:width="8.5cm" svg:height="1.019cm" svg:x="60cm" svg:y="41cm">
          <text:p text:style-name="P7"><text:span text:style-name="T8">Запросити депутатів на зустріч через Гарячу лінію міста 158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2" draw:layer="layout" svg:width="8.5cm" svg:height="1cm" svg:x="60cm" svg:y="40cm">
          <text:p text:style-name="P11"><text:span text:style-name="T7">Знайти на сайті депутатів Львівської міської ради контакти конкретних депутататів <text:s/>та запросити на прийом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5" draw:layer="layout" draw:type="lines" svg:x1="69cm" svg:y1="41.5cm" svg:x2="70cm" svg:y2="40.5cm" draw:start-shape="id39" draw:start-glue-point="7" draw:end-shape="id40" svg:d="M69000 41500h502l-55-1000h553">
          <text:p/>
        </draw:connector>
        <draw:connector draw:style-name="gr19" draw:text-style-name="P5" draw:layer="layout" draw:type="lines" svg:x1="69cm" svg:y1="41.5cm" svg:x2="70cm" svg:y2="37.5cm" draw:start-shape="id39" draw:start-glue-point="7" draw:end-shape="id41" draw:end-glue-point="5" svg:d="M69000 41500h502l-55-4000h553">
          <text:p/>
        </draw:connector>
        <draw:custom-shape draw:style-name="gr23" draw:text-style-name="P10" draw:layer="layout" svg:width="8.5cm" svg:height="1.25cm" svg:x="60cm" svg:y="42cm">
          <text:p text:style-name="P7"><text:span text:style-name="T7">Депутати за свою роботу не отримують зарплати, тому проводять зустрічі з мешканцями лише у визначені дні (1-2 рази в місяць) у своїх кабінетах в міській раді чи ЛКП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s" svg:x1="69cm" svg:y1="41.5cm" svg:x2="70cm" svg:y2="43.25cm" draw:start-shape="id39" draw:start-glue-point="7" draw:end-shape="id42" svg:d="M69000 41500h502l-55 1750h553">
          <text:p/>
        </draw:connector>
        <draw:custom-shape draw:style-name="gr14" draw:text-style-name="P5" xml:id="id39" draw:id="id39" draw:layer="layout" svg:width="1cm" svg:height="1cm" svg:x="68cm" svg:y="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lines" svg:x1="87cm" svg:y1="35.875cm" svg:x2="95.5cm" svg:y2="38.5cm" draw:start-shape="id43" draw:start-glue-point="1" draw:end-shape="id25" draw:end-glue-point="3" svg:d="M87000 35875h502l7497 2625h501">
          <text:p/>
        </draw:connector>
        <draw:connector draw:style-name="gr18" draw:text-style-name="P5" draw:layer="layout" draw:type="lines" svg:x1="87cm" svg:y1="38.625cm" svg:x2="95.5cm" svg:y2="38.5cm" draw:start-shape="id44" draw:start-glue-point="1" draw:end-shape="id25" draw:end-glue-point="3" svg:d="M87000 38625h502l7497-125h501">
          <text:p/>
        </draw:connector>
        <draw:connector draw:style-name="gr24" draw:text-style-name="P5" draw:layer="layout" draw:type="lines" svg:x1="87cm" svg:y1="41.25cm" svg:x2="95.5cm" svg:y2="38.5cm" draw:start-shape="id45" draw:start-glue-point="1" draw:end-shape="id25" draw:end-glue-point="3" svg:d="M87000 41250h502l7497-2750h501">
          <text:p/>
        </draw:connector>
        <draw:connector draw:style-name="gr24" draw:text-style-name="P5" draw:layer="layout" draw:type="lines" svg:x1="69cm" svg:y1="51.25cm" svg:x2="70cm" svg:y2="54.125cm" draw:start-shape="id46" draw:start-glue-point="7" draw:end-shape="id47" draw:end-glue-point="5" svg:d="M69000 51250h502l-55 2875h553">
          <text:p/>
        </draw:connector>
        <draw:connector draw:style-name="gr24" draw:text-style-name="P5" draw:layer="layout" draw:type="lines" svg:x1="77cm" svg:y1="54.125cm" svg:x2="95.5cm" svg:y2="38.5cm" draw:start-shape="id47" draw:start-glue-point="7" draw:end-shape="id25" draw:end-glue-point="3" svg:d="M77000 54125h554l17445-15625h501">
          <text:p/>
        </draw:connector>
        <draw:custom-shape draw:style-name="gr27" draw:text-style-name="P5" xml:id="id48" draw:id="id48" draw:layer="layout" svg:width="1cm" svg:height="1cm" svg:x="42cm" svg:y="4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line-skew="12.737cm" svg:x1="42.5cm" svg:y1="42.761cm" svg:x2="98.125cm" svg:y2="31.5cm" draw:start-shape="id48" draw:start-glue-point="8" draw:end-shape="id4" draw:end-glue-point="8" svg:d="M42500 42761v13238h55625v-24499">
          <text:p/>
        </draw:connector>
        <draw:connector draw:style-name="gr13" draw:text-style-name="P5" draw:layer="layout" draw:type="lines" svg:x1="58cm" svg:y1="39.5cm" svg:x2="60cm" svg:y2="38.49cm" draw:start-shape="id18" draw:start-glue-point="7" draw:end-shape="id49" svg:d="M58000 39500h554l893-1010h553">
          <text:p/>
        </draw:connector>
        <draw:custom-shape draw:style-name="gr7" draw:text-style-name="P8" xml:id="id27" draw:id="id27" draw:layer="layout" svg:width="7cm" svg:height="4cm" svg:x="80cm" svg:y="7cm">
          <text:p text:style-name="P7"><text:span text:style-name="T5">[10]</text:span></text:p>
          <text:p text:style-name="P7"><text:span text:style-name="T5">У відповідь на <text:s/>колективне звернення до міського голови Ти отримав листа, що освітлення скверу включено в проект титульних списків на наступний календарний рік. Якщо депутати затвердять цей список, то наступного року в сквері облаштують освітлення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xml:id="id28" draw:id="id28" draw:layer="layout" svg:width="7cm" svg:height="4cm" svg:x="80cm" svg:y="11.25cm">
          <text:p text:style-name="P7"><text:span text:style-name="T5">[5] Твій пост у соцмережі спровокував жваву дискусію навколо необхідності освітити сквер.</text:span><text:span text:style-name="T5"><text:line-break/></text:span><text:span text:style-name="T5">В коментарях люди надсилають фото інших локацій у місті, де бракує освітлення. </text:span></text:p>
          <text:p text:style-name="P7"><text:span text:style-name="T5"/></text:p>
          <text:p text:style-name="P7"><text:span text:style-name="T5">Однак реакції з боку влади не було жодної, вони не встигають реагувати на всі “тегання” в соцмережах, ефективніше було б написати листа.</text:span><text:span text:style-name="T5"><text:line-break/></text:span><text:span text:style-name="T5"/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xml:id="id30" draw:id="id30" draw:layer="layout" svg:width="7cm" svg:height="2cm" svg:x="80cm" svg:y="16.274cm">
          <text:p text:style-name="P7"><text:span text:style-name="T5">[0] ПУСТО. Не виводити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6" xml:id="id24" draw:id="id24" draw:layer="layout" svg:width="7cm" svg:height="6cm" svg:x="70cm" svg:y="6cm">
          <text:p text:style-name="P7"><text:span text:style-name="T4"><text:s/></text:span><text:span text:style-name="T4">Ти — молодець, все вірно зробив!При підготовці звернення важливо чітко сформулювати суть проблеми та обов'язково вказати контактні дані тих, хто подає це звернення. </text:span><text:span text:style-name="T4"><text:line-break/></text:span><text:span text:style-name="T4"><text:line-break/></text:span><text:span text:style-name="T4">Звернення, з якого неможливо встановити авторство, визнається анонімним і розгляду не підлягає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5" draw:layer="layout" draw:type="lines" svg:x1="77cm" svg:y1="9cm" svg:x2="80cm" svg:y2="9cm" draw:start-shape="id24" draw:start-glue-point="7" draw:end-shape="id27" svg:d="M77000 9000h554 1945 501">
          <text:p/>
        </draw:connector>
        <draw:custom-shape draw:style-name="gr17" draw:text-style-name="P6" xml:id="id23" draw:id="id23" draw:layer="layout" svg:width="7cm" svg:height="4.75cm" svg:x="70cm" svg:y="10.75cm">
          <text:p text:style-name="P1"><text:span text:style-name="T4">Публічне озвучення проблеми — важливий крок для її вирішення. Однак, у більшості випадків, лише поста в соцмережі є замало для позитивного вирішення питання.</text:span><text:span text:style-name="T4"><text:line-break/></text:span><text:span text:style-name="T4"><text:line-break/></text:span><text:span text:style-name="T4">Згідно ЗУ “Про звернення громадян” пости у соцмережах не вважаються зверненнями та не підлягають обов'язковому реагуванню. 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5" draw:layer="layout" draw:type="lines" svg:x1="77cm" svg:y1="13.125cm" svg:x2="80cm" svg:y2="13.25cm" draw:start-shape="id23" draw:end-shape="id28" svg:d="M77000 13125h554l1945 125h501">
          <text:p/>
        </draw:connector>
        <draw:custom-shape draw:style-name="gr17" draw:text-style-name="P6" xml:id="id29" draw:id="id29" draw:layer="layout" svg:width="7cm" svg:height="5cm" svg:x="70cm" svg:y="14.75cm">
          <text:p text:style-name="P1"><text:span text:style-name="T4"><text:s/></text:span><text:span text:style-name="T4">Часто мешканець, що готує звернення, не знає чітко до повноважень яких посадових осіб міської ради належить вирішення <text:s/>питання, з яким вони звертаються. </text:span><text:span text:style-name="T4"><text:line-break/></text:span><text:span text:style-name="T4"><text:line-break/></text:span><text:span text:style-name="T4">Найкращий вихід з такої ситуації - готувати звернення на ім'я міського голови, а його помічники уже скерують виконання цього звернення конкретному посадовцю, до повноважень якого належить вирішення питання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draw:type="lines" svg:x1="77cm" svg:y1="17.25cm" svg:x2="80cm" svg:y2="17.274cm" draw:start-shape="id29" draw:start-glue-point="7" draw:end-shape="id30" svg:d="M77000 17250h554l1945 24h501">
          <text:p/>
        </draw:connector>
        <draw:custom-shape draw:style-name="gr17" draw:text-style-name="P6" xml:id="id33" draw:id="id33" draw:layer="layout" svg:width="7cm" svg:height="6cm" svg:x="70cm" svg:y="20.75cm">
          <text:p text:style-name="P1"><text:span text:style-name="T4"><text:s/></text:span><text:span text:style-name="T4">Прийти на особистий прийом до посадовців — завжди гарна ідея. Це дає можливість роз'яснити суть проблеми посадовцю, що впливатиме на прийняття рішення щодо доцільності його реалізації.</text:span></text:p>
          <text:p text:style-name="P1"><text:span text:style-name="T4"/></text:p>
          <text:p text:style-name="P1"><text:span text:style-name="T4">Не забуть на прийом додаткового підгувати письмове звернення, в якому викласти суть проблеми, це звернення зарєструють. </text:span><text:span text:style-name="T4"><text:line-break/></text:span><text:span text:style-name="T4"><text:line-break/></text:span><text:span text:style-name="T4">За результатами прийому Ти отримаєш письмову відповідь про розгляд свого зверне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35" draw:id="id35" draw:layer="layout" svg:width="7cm" svg:height="4cm" svg:x="80cm" svg:y="20.75cm">
          <text:p text:style-name="P7"><text:span text:style-name="T5">[10] Добре, що Ти вирішив прийти на особистий прийом до начальника управління інженерного господарства. </text:span></text:p>
          <text:p text:style-name="P7"><text:span text:style-name="T5">Під час зустрічі з Тобою керівник управління зателефонував директору ЛКП “Львівсвітло”, обов'язком якого є забезпечення зовнішнього освітлення, щоб з'ясувати причину відсутності освітлення у сквері. <text:s text:c="2"/>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5" draw:layer="layout" draw:type="lines" svg:x1="77cm" svg:y1="23.75cm" svg:x2="80cm" svg:y2="22.75cm" draw:start-shape="id33" draw:start-glue-point="7" draw:end-shape="id35" draw:end-glue-point="3" svg:d="M77000 23750h554l1945-1000h501">
          <text:p/>
        </draw:connector>
        <draw:custom-shape draw:style-name="gr17" draw:text-style-name="P6" xml:id="id32" draw:id="id32" draw:layer="layout" svg:width="7cm" svg:height="4.5cm" svg:x="70cm" svg:y="26.25cm">
          <text:p text:style-name="P1"><text:span text:style-name="T4">Гаряча лінія не здійснює запису на прийом, однак там Тобі можуть підказати номер телефону, за яким можна такий запис здійсни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36" draw:id="id36" draw:layer="layout" svg:width="7cm" svg:height="4cm" svg:x="80cm" svg:y="25.5cm">
          <text:p text:style-name="P7"><text:span text:style-name="T5">[5] <text:s/>Добре, що Ти вирішив прийти на особистий прийом до начальника управління інженерного господарства. </text:span></text:p>
          <text:p text:style-name="P7"><text:span text:style-name="T5">Під час зустрічі з Тобою керівник управління зателефонував директору ЛКП “Львівсвітло”, обов'язком якого є забезпечення зовнішнього освітлення, щоб з'ясувати причину відсутності освітлення у сквері. <text:s/>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8" draw:text-style-name="P5" draw:layer="layout" draw:type="lines" svg:x1="77cm" svg:y1="28.5cm" svg:x2="80cm" svg:y2="27.5cm" draw:start-shape="id32" draw:start-glue-point="7" draw:end-shape="id36" draw:end-glue-point="3" svg:d="M77000 28500h554l1945-1000h501">
          <text:p/>
        </draw:connector>
        <draw:custom-shape draw:style-name="gr17" draw:text-style-name="P6" xml:id="id34" draw:id="id34" draw:layer="layout" svg:width="7cm" svg:height="6cm" svg:x="70cm" svg:y="29.25cm">
          <text:p text:style-name="P1"><text:span text:style-name="T4">Помиляєшся! Відповідно до ЗУ “Про звернення громадян” керівники та інші посадові особи органів державної влади, місцевого самоврядування, підприємств, установ, організацій незалежно від форм власності, об'єднань громадян зобов'язані проводити особистий прийом громадян.</text:span></text:p>
          <text:p text:style-name="P1"><text:span text:style-name="T4"/></text:p>
          <text:p text:style-name="P1"><text:span text:style-name="T4">Порядок прийому громадян визначається керівниками відповідних органів.</text:span></text:p>
          <text:p text:style-name="P1"><text:span text:style-name="T4">То ж маєш повне право вимагати запису на прий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37" draw:id="id37" draw:layer="layout" svg:width="7cm" svg:height="2.25cm" svg:x="80cm" svg:y="30cm">
          <text:p text:style-name="P7"><text:span text:style-name="T5">[0] ПУСТО 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4" draw:text-style-name="P5" draw:layer="layout" draw:type="lines" svg:x1="77cm" svg:y1="32.25cm" svg:x2="80cm" svg:y2="31.125cm" draw:start-shape="id34" draw:start-glue-point="7" draw:end-shape="id37" draw:end-glue-point="3" svg:d="M77000 32250h554l1945-1125h501">
          <text:p/>
        </draw:connector>
        <draw:custom-shape draw:style-name="gr17" draw:text-style-name="P6" xml:id="id41" draw:id="id41" draw:layer="layout" svg:width="7cm" svg:height="3.5cm" svg:x="70cm" svg:y="35.75cm">
          <text:p text:style-name="P1"><text:span text:style-name="T4">Підтримувати зв’язок з виборцями свого округу — обов'язок депутата. Запрошувати депутатів на зустрічі можна попередньо зателефонувавши на номер телефону, що вказаний на особистій сторінці депутата на сайті депутатів Львівської міської рад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43" draw:id="id43" draw:layer="layout" svg:width="7cm" svg:height="2.75cm" svg:x="80cm" svg:y="34.5cm">
          <text:p text:style-name="P7"><text:span text:style-name="T5">[10] </text:span><text:span text:style-name="T11"><text:s/></text:span><text:span text:style-name="T12">Зустрічі з виборцями часто приводять до бажаного результату, і Твій випадок — не вийняток. Цього року освітлення не зроблять, але депутат обіцяє пропильнувати, щоб наступного року освітлення включили у титульні списки</text:span></text:p>
          <draw:enhanced-geometry svg:viewBox="0 0 21600 21600" draw:mirror-horizontal="false" draw:mirror-vertical="false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5" draw:layer="layout" draw:type="lines" svg:x1="77cm" svg:y1="37.5cm" svg:x2="80cm" svg:y2="35.875cm" draw:start-shape="id41" draw:start-glue-point="7" draw:end-shape="id43" draw:end-glue-point="3" svg:d="M77000 37500h554l1945-1625h501">
          <text:p/>
        </draw:connector>
        <draw:custom-shape draw:style-name="gr17" draw:text-style-name="P6" xml:id="id40" draw:id="id40" draw:layer="layout" svg:width="7cm" svg:height="2.5cm" svg:x="70cm" svg:y="39.25cm">
          <text:p text:style-name="P1"><text:span text:style-name="T4">Через гарячу лінію міста немає можливості запросити депутатів на зустріч з мешканцями, однак там Тобі можуть підказати номер телефону, за яким можна такий запис здійсни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6" xml:id="id42" draw:id="id42" draw:layer="layout" svg:width="7cm" svg:height="3.5cm" svg:x="70cm" svg:y="41.5cm">
          <text:p text:style-name="P1"><text:span text:style-name="T4">Так, в Україні депутати місцевих рад не отримують заробітньої плати. Однак підтримувати зв’язок з виборцями свого округу — є їхнім обов'язоком. Можливо, у запропонований Тобою час депутат не зможе прийти на зустріч, однак він запропонує інший час для зустрічі чи скерує свого помічника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xml:id="id44" draw:id="id44" draw:layer="layout" svg:width="7cm" svg:height="2.25cm" svg:x="80cm" svg:y="37.5cm">
          <text:p text:style-name="P7"><text:span text:style-name="T5">[5] </text:span><text:span text:style-name="T11"><text:s/></text:span><text:span text:style-name="T12">Зустрічі з виборцями часто приводять до бажаного результату, і Твій випадок — не вийняток. Цього року освітлення не зроблять, але депутат обіцяє пропильнувати, щоб наступного року освітлення включили у титульні списки</text:span></text:p>
          <draw:enhanced-geometry svg:viewBox="0 0 21600 21600" draw:mirror-horizontal="false" draw:mirror-vertical="false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8" draw:text-style-name="P5" draw:layer="layout" draw:type="lines" svg:x1="77cm" svg:y1="40.5cm" svg:x2="80cm" svg:y2="38.625cm" draw:start-shape="id40" draw:end-shape="id44" draw:end-glue-point="3" svg:d="M77000 40500h554l1945-1875h501">
          <text:p/>
        </draw:connector>
        <draw:custom-shape draw:style-name="gr7" draw:text-style-name="P8" xml:id="id45" draw:id="id45" draw:layer="layout" svg:width="7cm" svg:height="2.5cm" svg:x="80cm" svg:y="40cm">
          <text:p text:style-name="P7"><text:span text:style-name="T5">[0] ПУСТО</text:span></text:p>
          <draw:enhanced-geometry svg:viewBox="0 0 21600 21600" draw:text-areas="0 0 21600 21600" draw:type="pentagon-right" draw:modifiers="16197.686044850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4" draw:text-style-name="P5" draw:layer="layout" draw:type="lines" svg:x1="77cm" svg:y1="43.25cm" svg:x2="80cm" svg:y2="41.25cm" draw:start-shape="id42" draw:start-glue-point="7" draw:end-shape="id45" draw:end-glue-point="3" svg:d="M77000 43250h554l1945-2000h501">
          <text:p/>
        </draw:connector>
        <draw:custom-shape draw:style-name="gr1" draw:text-style-name="P6" draw:layer="layout" svg:width="9cm" svg:height="2.981cm" svg:x="60cm" svg:y="47.25cm">
          <text:p text:style-name="P1"><text:span text:style-name="T4">Прийти на прийом до керівника ЛКП (ЖЕКу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12" draw:layer="layout" svg:width="8.5cm" svg:height="1cm" svg:x="60cm" svg:y="50.25cm">
          <text:p text:style-name="P11"><text:span text:style-name="T7">До повноважень ЛКП (ЖЕКу) не належить облаштування зовнішнього освітлення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10" draw:layer="layout" svg:width="8.5cm" svg:height="1cm" svg:x="60.025cm" svg:y="51.268cm">
          <text:p text:style-name="P7"><text:span text:style-name="T7">Жителі нашого кварталу щомісяця платять ЖЕКу квартплату, сквер знаходиться посеред кварталу, буду домагатись облаштування освітлення за кошти ЖЕК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5" xml:id="id46" draw:id="id46" draw:layer="layout" svg:width="1cm" svg:height="1cm" svg:x="68cm" svg:y="5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draw:type="lines" svg:x1="58cm" svg:y1="48cm" svg:x2="60cm" svg:y2="48.74cm" draw:start-shape="id20" draw:start-glue-point="7" svg:d="M58000 48000h554l1446 740">
          <text:p/>
        </draw:connector>
        <draw:custom-shape draw:style-name="gr17" draw:text-style-name="P6" xml:id="id50" draw:id="id50" draw:layer="layout" svg:width="7cm" svg:height="5cm" svg:x="70cm" svg:y="46.5cm">
          <text:p text:style-name="P6"><text:span text:style-name="T4">Маєш рацію, облаштування зовнішнього освітлення не належить до компетенцій ЛКП (ЖЕКу).</text:span><text:span text:style-name="T4"><text:line-break/></text:span><text:span text:style-name="T4">Перелік послуг, які надає ЛКП (ЖЕК)</text:span><text:span text:style-name="T4"><text:line-break/></text:span><text:span text:style-name="T4">- <text:s/>Прибирання прибудинкової території </text:span></text:p>
          <text:p text:style-name="P6"><text:span text:style-name="T4">- Прибирання сходових клітин</text:span></text:p>
          <text:p text:style-name="P6"><text:span text:style-name="T4">- Вивезення побутових відходів</text:span></text:p>
          <text:p text:style-name="P6"><text:span text:style-name="T4">- Обслуговування ліфтів</text:span></text:p>
          <text:p text:style-name="P6"><text:span text:style-name="T4">- Освітлення місць загального користування (сходові клітини, підвали)</text:span></text:p>
          <text:p text:style-name="P6"><text:span text:style-name="T4">- </text:span></text:p>
          <text:p text:style-name="P6"><text:span text:style-name="T4">Полив зелених насаджень, озеленення</text:span></text:p>
          <text:p text:style-name="P6"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6" xml:id="id47" draw:id="id47" draw:layer="layout" svg:width="7cm" svg:height="4.75cm" svg:x="70cm" svg:y="51.75cm">
          <text:p text:style-name="P6"><text:span text:style-name="T4">Так, жителі щомісяця платять квартплату, однак <text:s/>облаштування зовнішнього освітлення не належить до компетенцій ЛКП (ЖЕКу).</text:span><text:span text:style-name="T4"><text:line-break/></text:span><text:span text:style-name="T4">Перелік послуг, які надає ЛКП (ЖЕК)</text:span><text:span text:style-name="T4"><text:line-break/></text:span><text:span text:style-name="T4">- <text:s/>Прибирання прибудинкової території </text:span></text:p>
          <text:p text:style-name="P6"><text:span text:style-name="T4">- Прибирання сходових клітин</text:span></text:p>
          <text:p text:style-name="P6"><text:span text:style-name="T4">- Вивезення побутових відходів</text:span></text:p>
          <text:p text:style-name="P6"><text:span text:style-name="T4">- Обслуговування ліфтів</text:span></text:p>
          <text:p text:style-name="P6"><text:span text:style-name="T4">- Освітлення місць загального користування (сходові клітини, підвали)</text:span></text:p>
          <text:p text:style-name="P6"><text:span text:style-name="T4">- </text:span></text:p>
          <text:p text:style-name="P6"><text:span text:style-name="T4">Полив зелених насаджень, озеленення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5" draw:layer="layout" draw:type="lines" svg:x1="69cm" svg:y1="51.25cm" svg:x2="70cm" svg:y2="49cm" draw:start-shape="id46" draw:start-glue-point="7" draw:end-shape="id50" draw:end-glue-point="5" svg:d="M69000 51250h502l-55-2250h553">
          <text:p/>
        </draw:connector>
        <draw:connector draw:style-name="gr19" draw:text-style-name="P5" draw:layer="layout" draw:type="lines" svg:x1="77cm" svg:y1="49cm" svg:x2="80cm" svg:y2="47cm" draw:start-shape="id50" draw:end-shape="id51" draw:end-glue-point="3" svg:d="M77000 49000h554l1945-2000h501">
          <text:p/>
        </draw:connector>
        <draw:custom-shape draw:style-name="gr29" draw:text-style-name="P6" draw:layer="layout" svg:width="7cm" svg:height="6.5cm" svg:x="102.75cm" svg:y="22.5cm">
          <text:p text:style-name="P6"><text:span text:style-name="T4">Найкраще</text:span></text:p>
          <text:p text:style-name="P6"><text:span text:style-name="T4"/></text:p>
          <text:p text:style-name="P6"><text:span text:style-name="T4"><text:s/></text:span><text:span text:style-name="T4">Вітаю, Ти навчився правильно подавати звернення. І телефоном, і письмомо, і під час особистого прийому. <text:s/></text:span><text:span text:style-name="T4"><text:line-break/></text:span><text:span text:style-name="T4">Як результат, маєш підтримку профільних чиновників та депутатського корпусу. </text:span><text:span text:style-name="T4"><text:line-break/></text:span><text:span text:style-name="T4"/></text:p>
          <text:p text:style-name="P6"><text:span text:style-name="T4">А підписи під колективним зверненням та організована зустріч мешканців з депутатами, на яку зібрались жителі усіх прилеглих будинків, стали додатковим аргументом на користь якнайшвидшого вирішення питання.</text:span></text:p>
          <text:p text:style-name="P6"><text:span text:style-name="T4"/></text:p>
          <text:p text:style-name="P6"><text:span text:style-name="T4">Чекаємо якнайшвидшого встановлення освітлення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6" draw:layer="layout" svg:width="7cm" svg:height="5.5cm" svg:x="102.75cm" svg:y="29.5cm">
          <text:p text:style-name="P6"><text:span text:style-name="T4"/></text:p>
          <text:p text:style-name="P6"><text:span text:style-name="T4"/></text:p>
          <text:p text:style-name="P6"><text:span text:style-name="T4">Добре</text:span></text:p>
          <text:p text:style-name="P6"><text:span text:style-name="T4"/></text:p>
          <text:p text:style-name="P6"><text:span text:style-name="T4">Ти, напевно, не здогадувався, що така велика кількість людей може бути задіяною до вирішення такого, на перший погляд простого, питання.</text:span></text:p>
          <text:p text:style-name="P6"><text:span text:style-name="T4"/></text:p>
          <text:p text:style-name="P6"><text:span text:style-name="T4">Пам'ятай, щоб отримати кошти з бюджету, для реалізації проекту, що Тебе цікавить, потрібно звернутись до усіх, хто на Твою думку, може бути залученим до прийняття рішення: фінансувати чи ні Твою ідею.</text:span></text:p>
          <text:p text:style-name="P6"><text:span text:style-name="T4"/></text:p>
          <text:p text:style-name="P6"><text:span text:style-name="T4">Ти <text:s/>своїми діями довів, що проект є важливим усім мешканцям кварталу, і саме тому Ти досяг бажаного результату.</text:span></text:p>
          <text:p text:style-name="P6"><text:span text:style-name="T4"/></text:p>
          <text:p text:style-name="P6"><text:span text:style-name="T4">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6" draw:layer="layout" svg:width="7cm" svg:height="5.5cm" svg:x="102.75cm" svg:y="35.5cm">
          <text:p text:style-name="P6"><text:span text:style-name="T4"/></text:p>
          <text:p text:style-name="P6"><text:span text:style-name="T4"/></text:p>
          <text:p text:style-name="P6"><text:span text:style-name="T4">Посередньо негативний</text:span></text:p>
          <text:p text:style-name="P6"><text:span text:style-name="T4"/></text:p>
          <text:p text:style-name="P6"><text:span text:style-name="T4">Одного дзвінка на Гарячу лінію виявилось недостатньо.</text:span></text:p>
          <text:p text:style-name="P6"><text:span text:style-name="T4"/></text:p>
          <text:p text:style-name="P6"><text:span text:style-name="T4">Наступного разу спробуй “постукати” у більшу кількість дверей, заручитись підтримкою депутатів та чиновників, які приймають рішення.</text:span></text:p>
          <text:p text:style-name="P6"><text:span text:style-name="T4"/></text:p>
          <text:p text:style-name="P6"><text:span text:style-name="T4">Доведи, що не лише для Тебе важливе освітлення парку</text:span></text:p>
          <text:p text:style-name="P6"><text:span text:style-name="T4">Головна Твоя сила — мешканці, які, так само як і Ти, хочуть освітленого скверу, залучи їх до своєї кампанії, і тоді перемога буде Твоєю.</text:span></text:p>
          <text:p text:style-name="P6"><text:span text:style-name="T4"/></text:p>
          <text:p text:style-name="P6"><text:span text:style-name="T4">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6" draw:layer="layout" svg:width="7cm" svg:height="5.5cm" svg:x="102.75cm" svg:y="41.5cm">
          <text:p text:style-name="P6"><text:span text:style-name="T4"/></text:p>
          <text:p text:style-name="P6"><text:span text:style-name="T4"><text:s/></text:span><text:span text:style-name="T4">Негативний</text:span></text:p>
          <text:p text:style-name="P6"><text:span text:style-name="T4"/></text:p>
          <text:p text:style-name="P6"><text:span text:style-name="T4">Так, в нашому місті залишилось не так вже й багато місць, звідки добре споглядати за зірками, і Ти не хочеш втрачати ще одне. </text:span></text:p>
          <text:p text:style-name="P6"><text:span text:style-name="T4"><text:line-break/></text:span><text:span text:style-name="T4">Але оскільки головне завдання нашої гри навчити громадян використовувати різноманітні інструменти місцевої демократії, спробуй пройти рівень повторно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8" xml:id="id51" draw:id="id51" draw:layer="layout" svg:width="2cm" svg:height="2cm" svg:x="80cm" svg:y="46cm">
          <text:p text:style-name="P8"><text:span text:style-name="T5">10</text:span></text:p>
          <draw:enhanced-geometry svg:viewBox="0 0 21600 21600" draw:text-areas="0 0 21600 21600" draw:type="pentagon-right" draw:modifiers="2698.650674662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9" draw:text-style-name="P5" draw:layer="layout" draw:type="lines" svg:x1="82cm" svg:y1="47cm" svg:x2="95.5cm" svg:y2="38.5cm" draw:start-shape="id51" draw:start-glue-point="1" draw:end-shape="id25" draw:end-glue-point="3" svg:d="M82000 47000h502l12497-8500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9-08T11:57:56.366000000</meta:creation-date>
    <dc:date>2021-09-24T23:08:08.35</dc:date>
    <meta:editing-duration>P2DT5H28M28S</meta:editing-duration>
    <meta:editing-cycles>13</meta:editing-cycles>
    <meta:generator>OpenOffice/4.1.10$Win32 OpenOffice.org_project/4110m2$Build-9807</meta:generator>
    <meta:document-statistic meta:object-count="127"/>
  </office:meta>
</office:document-meta>
</file>